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60394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06039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paragraph-rsid="0006d74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paragraph-rsid="0006039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paragraph-rsid="0006d747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paragraph-rsid="000773c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paragraph-rsid="0008556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paragraph-rsid="00095d3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paragraph-rsid="00097156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paragraph-rsid="000b0f2a" style:font-weight-asian="normal" style:font-weight-complex="normal"/>
    </style:style>
    <style:style style:name="T1" style:family="text">
      <style:text-properties officeooo:rsid="00060394"/>
    </style:style>
    <style:style style:name="T2" style:family="text">
      <style:text-properties officeooo:rsid="0006d747"/>
    </style:style>
    <style:style style:name="T3" style:family="text">
      <style:text-properties officeooo:rsid="000773c8"/>
    </style:style>
    <style:style style:name="T4" style:family="text">
      <style:text-properties officeooo:rsid="00085563"/>
    </style:style>
    <style:style style:name="T5" style:family="text">
      <style:text-properties officeooo:rsid="00095d3c"/>
    </style:style>
    <style:style style:name="T6" style:family="text">
      <style:text-properties officeooo:rsid="00097156"/>
    </style:style>
    <style:style style:name="T7" style:family="text">
      <style:text-properties officeooo:rsid="000b0f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GETTO DI SISTEMI OPERATIVI</text:span></text:p>
      <text:p text:style-name="P1"><text:span text:style-name="T1">FASE 1</text:span></text:p>
      <text:p text:style-name="P1"><text:span text:style-name="T1"/></text:p>
      <text:p text:style-name="P1"><text:span text:style-name="T1">2013</text:span></text:p>
      <text:p text:style-name="P1"><text:span text:style-name="T1"/></text:p>
      <text:p text:style-name="P1"><text:span text:style-name="T1"/></text:p>
      <text:p text:style-name="P1"><text:span text:style-name="T1">Progetto realizzato da:</text:span></text:p>
      <text:p text:style-name="P1"><text:span text:style-name="T1">Aguiari Davide – 0000 411115</text:span></text:p>
      <text:p text:style-name="P1"><text:span text:style-name="T1">Jacopo Giacò - </text:span></text:p>
      <text:p text:style-name="P1"><text:span text:style-name="T1">Trotta Marco -</text:span></text:p>
      <text:p text:style-name="P1"><text:span text:style-name="T1"/></text:p>
      <text:p text:style-name="P1"><text:span text:style-name="T1"/></text:p>
      <text:p text:style-name="P2"><text:span text:style-name="T1">Introduzione</text:span></text:p>
      <text:p text:style-name="P2"><text:span text:style-name="T1"/></text:p>
      <text:p text:style-name="P4"><text:span text:style-name="T1">La fase1 del progetto consiste nello sviluppo delle funzioni di gestione dei Process Control Block (PCB) e dei Semafori (SEM).</text:span></text:p>
      <text:p text:style-name="P4"><text:span text:style-name="T1"/></text:p>
      <text:p text:style-name="P4"><text:span text:style-name="T1">Questa fase consta dei seguenti file:<text:line-break/></text:span></text:p>
      <text:p text:style-name="P4"><text:span text:style-name="T1">pcb.c</text:span></text:p>
      <text:p text:style-name="P4"><text:span text:style-name="T1">pcb.e</text:span></text:p>
      <text:p text:style-name="P4"><text:span text:style-name="T1">asl.c</text:span></text:p>
      <text:p text:style-name="P4"><text:span text:style-name="T1">asl.e</text:span></text:p>
      <text:p text:style-name="P4"><text:span text:style-name="T1">utils.c</text:span></text:p>
      <text:p text:style-name="P4"><text:span text:style-name="T1">utils.h</text:span></text:p>
      <text:p text:style-name="P4"><text:span text:style-name="T1">p1test.c</text:span></text:p>
      <text:p text:style-name="P4"><text:span text:style-name="T1">p1test.h</text:span></text:p>
      <text:p text:style-name="P4"><text:span text:style-name="T1"/></text:p>
      <text:p text:style-name="P4"><text:span text:style-name="T1">base.h</text:span></text:p>
      <text:p text:style-name="P4"><text:span text:style-name="T1">const13.h</text:span></text:p>
      <text:p text:style-name="P4"><text:span text:style-name="T1">libumps.h</text:span></text:p>
      <text:p text:style-name="P4"><text:span text:style-name="T1">types13.h</text:span></text:p>
      <text:p text:style-name="P4"><text:span text:style-name="T1">uMPStypes.h</text:span></text:p>
      <text:p text:style-name="P4"><text:span text:style-name="T1"/></text:p>
      <text:p text:style-name="P4"><text:span text:style-name="T1">Makefile</text:span></text:p>
      <text:p text:style-name="P4"><text:span text:style-name="T1"/></text:p>
      <text:p text:style-name="P4"><text:span text:style-name="T1">Il progetto compilato genera un file kernel.core.umps utilizzabile attraverso l'emulatore uMPS2.</text:span></text:p>
      <text:p text:style-name="P4"><text:span text:style-name="T1"/></text:p>
      <text:p text:style-name="P3"><text:span text:style-name="T2">Scelte Progettuali</text:span></text:p>
      <text:p text:style-name="P3"><text:span text:style-name="T2"/></text:p>
      <text:p text:style-name="P5"><text:span text:style-name="T2">PCB.C</text:span></text:p>
      <text:p text:style-name="P5"><text:span text:style-name="T2">Il file contiene tutte le funzioni per gestire le code e gli alberi di PCB.</text:span></text:p>
      <text:p text:style-name="P5"><text:span text:style-name="T2">Tutte le funzioni scandiscono le strutture dati mediante chiamate ricorsive.</text:span></text:p>
      <text:p text:style-name="P5"><text:span text:style-name="T2"/></text:p>
      <text:p text:style-name="P5"><text:span text:style-name="T2">Inizialmente viene definita la tabella dei pcb pcb_table con MAXPROC pcb e il puntatore alla lista dei pcb liberi </text:span><text:span text:style-name="T3">pcbFree</text:span><text:span text:style-name="T2"> (non inizializzati).</text:span></text:p>
      <text:p text:style-name="P5"><text:span text:style-name="T2"/></text:p>
      <text:p text:style-name="P8"><text:span text:style-name="T5">Si noti che si è scelto di accedere alle strutture globali attraverso puntatori e non andiamo mai a modificare valori della table mediante accesso diretto.</text:span></text:p>
      <text:p text:style-name="P5"><text:span text:style-name="T2"/></text:p>
      <text:p text:style-name="P5"><text:span text:style-name="T2"/></text:p>
      <text:p text:style-name="P5"><text:span text:style-name="T2">InitPcbs() inizializza la pcbFree in modo da contenere tutti gli elementi della pcb_table.</text:span></text:p>
      <text:p text:style-name="P5"><text:soft-page-break/><text:span text:style-name="T2">Viene quindi chiamate MAXPROC volte insertPCBList(); che si preoccupa di far puntare </text:span><text:span text:style-name="T3">i vari elementi della table, agli elementi della lista pcbFree.</text:span></text:p>
      <text:p text:style-name="P6"><text:span text:style-name="T3">Così facendo le funzioni possono allocare o deallocare pcb, semplicemente accedendo ricorsivamente a pcbFree_h che punta al primo pcb libero disponibile.</text:span></text:p>
      <text:p text:style-name="P6"><text:span text:style-name="T3"/></text:p>
      <text:p text:style-name="P6"><text:span text:style-name="T3">Quindi freePcb() non farà altro che chiamare </text:span><text:span text:style-name="T2"><text:s/>insertPCBList().</text:span></text:p>
      <text:p text:style-name="P6"><text:span text:style-name="T2"/></text:p>
      <text:p text:style-name="P6"><text:span text:style-name="T3">AllocPcb() restituisce NULL se la pcbFree e’ vuota. Altrimenti rimuove un elemento dalla pcbFree, aggiornando pcbFree_h al secondo pcb libero disponibile.<text:line-break/>Restituisce quindi il puntatore al pcb rimosso inizializzando tutti i campi (NULL/0).</text:span></text:p>
      <text:p text:style-name="P6"><text:span text:style-name="T3"/></text:p>
      <text:p text:style-name="P6"><text:span text:style-name="T3">InsertProcQ(pcb_t **head, pcb_t* p) inserisce il pcb puntato da p nella coda dei processi puntata da head. </text:span></text:p>
      <text:p text:style-name="P6"><text:span text:style-name="T3">L’inserimento avviene tenendo conto della priorità di ciascun pcb, ordinando quindi la coda in ordine decrescente con la priorità più alta in testa.</text:span></text:p>
      <text:p text:style-name="P6"><text:span text:style-name="T3">Per evitare starvation, nel caso due pcb abbiano la stessa priorità, si inserisce il più recente in coda, favorendo quindi una futura estrazione del pcb in coda da più tempo. </text:span></text:p>
      <text:p text:style-name="P6"><text:span text:style-name="T3"/></text:p>
      <text:p text:style-name="P6"><text:span text:style-name="T3">GetLast() si preoccupa di restituire l'ultimo pcb inserito in coda con priorità passata per argomento.</text:span></text:p>
      <text:p text:style-name="P6"><text:span text:style-name="T3"/></text:p>
      <text:p text:style-name="P6"><text:span text:style-name="T3">HeadProcQ() semplicemente ritorna il puntatore al primo pcb in coda, senza rimuoverlo.</text:span></text:p>
      <text:p text:style-name="P6"><text:span text:style-name="T3"/></text:p>
      <text:p text:style-name="P6"><text:span text:style-name="T3">RemoveProcQ() rimuove il primo pcb dalla coda richiesta. </text:span></text:p>
      <text:p text:style-name="P6"><text:span text:style-name="T3">Quindi una volta acceduto alla coda attraverso il puntatore head, si aggiorna questo facendo tornare il puntatore temporaneo dell'elemento rimosso.</text:span></text:p>
      <text:p text:style-name="P6"><text:span text:style-name="T3"/></text:p>
      <text:p text:style-name="P6"><text:span text:style-name="T3">OutProcQ() è simile alla removeProcQ() ma rimuove il pcb puntato da p in posizione arbitraria nella coda.</text:span></text:p>
      <text:p text:style-name="P6"><text:span text:style-name="T3"/></text:p>
      <text:p text:style-name="P7"><text:span text:style-name="T4">ForallProcQ() chiama la funzione fun() passata per argomento, per ogni pcb nella coda puntata da head</text:span></text:p>
      <text:p text:style-name="P7"><text:span text:style-name="T4"/></text:p>
      <text:p text:style-name="P7"><text:span text:style-name="T4"/></text:p>
      <text:p text:style-name="P7"><text:span text:style-name="T4">insertChild() è la prima delle funzioni per gestire gli alberi di pcb.</text:span></text:p>
      <text:p text:style-name="P7"><text:span text:style-name="T4">Prende come argomenti un pcb padre e un pcb da inserire ( p ) come figlio del pcb padre (parent):</text:span></text:p>
      <text:p text:style-name="P8"><text:span text:style-name="T4">Se il parent non ha figli, p </text:span><text:span text:style-name="T5">sarà il primo figlio della lista dei figli di parent (parent-&gt;p_first_child), altrimenti si cerca l'ultimo figlio inserito in parent-&gt;p_first_child attraverso la funzione insertSibling().<text:line-break/></text:span></text:p>
      <text:p text:style-name="P8"><text:span text:style-name="T5">RemoveChild() rimuove il primo figlio del PCB puntato da p semplicemente aggiornando i puntatori al nuovo first_child.</text:span></text:p>
      <text:p text:style-name="P8"><text:span text:style-name="T5"/></text:p>
      <text:p text:style-name="P8"><text:span text:style-name="T5">OutChild() è simile alla removeChild() ma va a togliere il pcb puntato da p in posizione arbitraria nell'albero di pcb. Come root dell'albero viene inteso il parent di p.</text:span></text:p>
      <text:p text:style-name="P8"><text:span text:style-name="T5">Se p è in testa alla lista dei figli, si cerca per ricorsione scandendola tutta.</text:span></text:p>
      <text:p text:style-name="P8"><text:span text:style-name="T5">Viene restituito il puntatore al pcb rimosso.</text:span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oft-page-break/><text:span text:style-name="T5">ASL</text:span><text:span text:style-name="T2">.C</text:span></text:p>
      <text:p text:style-name="P9"><text:span text:style-name="T5"><text:line-break/></text:span><text:span text:style-name="T2">Il file contiene tutte le funzioni per gestire </text:span><text:span text:style-name="T6">l'allocazione/deallocazione di semafori</text:span><text:span text:style-name="T2"> </text:span><text:span text:style-name="T6">e le loro code di processi.</text:span></text:p>
      <text:p text:style-name="P9"><text:span text:style-name="T2">Tutte le funzioni scandiscono le strutture dati mediante chiamate ricorsive.</text:span></text:p>
      <text:p text:style-name="P9"><text:span text:style-name="T2"/></text:p>
      <text:p text:style-name="P9"><text:span text:style-name="T2">Inizialmente viene definita la tabella dei </text:span><text:span text:style-name="T6">semafori</text:span><text:span text:style-name="T2"> </text:span><text:span text:style-name="T6">semd_table</text:span><text:span text:style-name="T2"> con MAXPROC </text:span><text:span text:style-name="T6">sem,</text:span><text:span text:style-name="T2"> il puntatore alla lista dei </text:span><text:span text:style-name="T6">semafori</text:span><text:span text:style-name="T2"> liberi </text:span><text:span text:style-name="T6">semdFree</text:span><text:span text:style-name="T2"> (non inizializzati) </text:span><text:span text:style-name="T6">e quello alla ASL (lista dei semafori attivi) puntata da semd_h.</text:span></text:p>
      <text:p text:style-name="P9"><text:span text:style-name="T6"/></text:p>
      <text:p text:style-name="P9"><text:span text:style-name="T6"/></text:p>
      <text:p text:style-name="P9"><text:span text:style-name="T6">InitASL(), nonostante il nome un po' fuorviante, è la funzione duale alla initPcb() e serve per inizializzare la semdFree con gli elementi della semd_table.</text:span></text:p>
      <text:p text:style-name="P9"><text:span text:style-name="T6">In questa fase la ASL non contiene ancora alcun semaforo attivo, mentre la semdFree contiene tutti semafori liberi, non inizializzati.</text:span></text:p>
      <text:p text:style-name="P9"><text:span text:style-name="T6">InitASL() fa quindi uso di insertSEMList che si occupa di far puntare tutti i semafori della table nella semdFree per MAXPROC volte.</text:span></text:p>
      <text:p text:style-name="P9"><text:span text:style-name="T6"/></text:p>
      <text:p text:style-name="P9"><text:span text:style-name="T6">GetSemd() prende come argomento un puntatore a una chiave di un semaforo (puntatore a intero), e restituisce il puntatore al semaforo della ASL con quella chiave.</text:span></text:p>
      <text:p text:style-name="P9"><text:span text:style-name="T6">Per scandire la ASL fa uso di una funzione di appoggio ricorsiva.</text:span></text:p>
      <text:p text:style-name="P9"><text:span text:style-name="T6">Se il semaforo non viene trovato restituisce NULL.</text:span></text:p>
      <text:p text:style-name="P10"><text:span text:style-name="T7">s_procQ</text:span></text:p>
      <text:p text:style-name="P10"><text:span text:style-name="T7"/></text:p>
      <text:p text:style-name="P9"><text:span text:style-name="T6">InsertBlocked() inizialmente cerca con la getSem() se esiste già nella ASL il semaforo cercato con la chiave passata per argomento; se questo esiste già si preoccupa solo di inserire il pcb p, passato per argomento, nella coda s_procQ (coda dei pcb bloccati) del semaforo.</text:span></text:p>
      <text:p text:style-name="P9"><text:span text:style-name="T6">Se non vi è ancora un semaforo con quella chiave nella ASL, insertBlocked() si occupa anche di allocarne uno (attraverso la allocSem()),</text:span><text:span text:style-name="T7">di inserirlo quindi nella ASL, e di inserire il pcb nella sua coda s_procQ.</text:span></text:p>
      <text:p text:style-name="P9"><text:span text:style-name="T7"/></text:p>
      <text:p text:style-name="P9"><text:span text:style-name="T6"/></text:p>
      <text:p text:style-name="P10"><text:span text:style-name="T7">AllocSem() è la duale della allocPcb(). Toglie il primo elemento della semdFree, inizializza a NULL i suoi campi e restituisce il puntatore all'elemento, aggiornando quindi anche il puntatore di testa della semdFree.</text:span></text:p>
      <text:p text:style-name="P10"><text:span text:style-name="T7"/></text:p>
      <text:p text:style-name="P10"><text:span text:style-name="T7">DeAllocSem() si preoccupa di fare l'opposto. Rimuove un semaforo dalla ASL e lo reinserisce nella semdFree, in coda.</text:span></text:p>
      <text:p text:style-name="P10"><text:span text:style-name="T7"/></text:p>
      <text:p text:style-name="P10"><text:span text:style-name="T7">RemoveBlocked()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3T12:05:12</meta:creation-date>
    <dc:date>2013-02-23T13:41:56</dc:date>
    <meta:editing-duration>PT5M10S</meta:editing-duration>
    <meta:editing-cycles>1</meta:editing-cycles>
    <meta:document-statistic meta:table-count="0" meta:image-count="0" meta:object-count="0" meta:page-count="3" meta:paragraph-count="68" meta:word-count="835" meta:character-count="5434" meta:non-whitespace-character-count="4655"/>
    <meta:generator>LibreOffice/4.0.0.3$Linux_x86 LibreOffice_project/7545bee9c2a0782548772a21bc84a9dcc583b89</meta:generator>
  </office:meta>
</office:document-meta>
</file>